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B0000003F1148D1D54297B478.png" manifest:media-type="image/png"/>
  <manifest:file-entry manifest:full-path="Pictures/1000000100000CF4000002598D8E800D2FE31087.png" manifest:media-type="image/png"/>
  <manifest:file-entry manifest:full-path="Pictures/10000000000000710000004A1C78CA986CD60DD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officeooo:rsid="002e8498" officeooo:paragraph-rsid="002e8498" style:font-size-asian="12pt" style:font-size-complex="12pt"/>
    </style:style>
    <style:style style:name="P3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officeooo:rsid="001a1bab" officeooo:paragraph-rsid="001a1bab" style:font-size-asian="12pt" style:font-size-complex="12pt"/>
    </style:style>
    <style:style style:name="P4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2e8498" officeooo:paragraph-rsid="002e8498" style:font-size-asian="16pt" style:font-weight-asian="bold" style:font-size-complex="16pt" style:font-weight-complex="bold"/>
    </style:style>
    <style:style style:name="P6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fo:color="#000000" loext:opacity="100%" style:font-name="Courier New" fo:font-size="12pt" officeooo:rsid="00337012" officeooo:paragraph-rsid="00337012" style:font-size-asian="12pt" style:font-size-complex="12pt"/>
    </style:style>
    <style:style style:name="P7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fo:color="#000000" loext:opacity="100%" style:font-name="Courier New" fo:font-size="12pt" officeooo:paragraph-rsid="003b2af5" style:font-size-asian="12pt" style:font-size-complex="12pt"/>
    </style:style>
    <style:style style:name="P8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Arial" fo:font-size="12pt" officeooo:rsid="003d211f" officeooo:paragraph-rsid="003d211f" style:font-size-asian="12pt" style:font-size-complex="12pt"/>
    </style:style>
    <style:style style:name="P9" style:family="paragraph" style:parent-style-name="Default" style:list-style-name="L1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officeooo:rsid="00337012" officeooo:paragraph-rsid="00337012" style:font-size-asian="12pt" style:font-size-complex="12pt"/>
    </style:style>
    <style:style style:name="P10" style:family="paragraph" style:parent-style-name="Default" style:list-style-name="L2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officeooo:rsid="002e8498" officeooo:paragraph-rsid="002e8498" style:font-size-asian="12pt" style:font-size-complex="12pt"/>
    </style:style>
    <style:style style:name="P11" style:family="paragraph" style:parent-style-name="Default" style:list-style-name="L3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officeooo:rsid="002e8498" officeooo:paragraph-rsid="002e8498" style:font-size-asian="12pt" style:font-size-complex="12pt"/>
    </style:style>
    <style:style style:name="P12" style:family="paragraph" style:parent-style-name="Default" style:list-style-name="L3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officeooo:rsid="002e8498" officeooo:paragraph-rsid="00347f41" style:font-size-asian="12pt" style:font-size-complex="12pt"/>
    </style:style>
    <style:style style:name="P13" style:family="paragraph" style:parent-style-name="Default" style:list-style-name="L4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officeooo:rsid="002e8498" officeooo:paragraph-rsid="002e8498" style:font-size-asian="12pt" style:font-size-complex="12pt"/>
    </style:style>
    <style:style style:name="P14" style:family="paragraph" style:parent-style-name="Default" style:list-style-name="L5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officeooo:rsid="002e8498" officeooo:paragraph-rsid="0035a56e" style:font-size-asian="12pt" style:font-size-complex="12pt"/>
    </style:style>
    <style:style style:name="P15" style:family="paragraph" style:parent-style-name="Default" style:list-style-name="L3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officeooo:rsid="0038db76" officeooo:paragraph-rsid="0038db76" style:font-size-asian="12pt" style:font-size-complex="12pt"/>
    </style:style>
    <style:style style:name="T1" style:family="text">
      <style:text-properties officeooo:rsid="00373b71"/>
    </style:style>
    <style:style style:name="T2" style:family="text">
      <style:text-properties officeooo:rsid="0038db76"/>
    </style:style>
    <style:style style:name="T3" style:family="text">
      <style:text-properties officeooo:rsid="003a542a"/>
    </style:style>
    <style:style style:name="T4" style:family="text">
      <style:text-properties officeooo:rsid="003b2af5"/>
    </style:style>
    <style:style style:name="T5" style:family="text">
      <style:text-properties officeooo:rsid="00337012"/>
    </style:style>
    <style:style style:name="T6" style:family="text">
      <style:text-properties officeooo:rsid="003d211f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>TAREA RAID</text:p>
      <text:p text:style-name="P2"/>
      <text:p text:style-name="P3">En esta tarea trabajaremos lo siguiente:</text:p>
      <text:list text:style-name="L1">
        <text:list-item>
          <text:p text:style-name="P9">Conocimientos teóricos sobre RAID</text:p>
        </text:list-item>
      </text:list>
      <text:p text:style-name="P7"><text:s/><text:span text:style-name="T5">Responde a las siguientes preguntas:</text:span></text:p>
      <text:p text:style-name="P6"/>
      <text:list xml:id="list4081303665" text:style-name="L2">
        <text:list-item>
          <text:p text:style-name="P10">Indica qué sistema RAID usarías en los siguientes casos: </text:p>
        </text:list-item>
      </text:list>
      <text:list text:style-name="L3">
        <text:list-item>
          <text:list>
            <text:list-item>
              <text:p text:style-name="P11">2 discos duros de 500 GB para obtener máxima seguridad</text:p>
              <text:p text:style-name="P12">¿Cuántos GB de información podrás guardar? </text:p>
              <text:p text:style-name="P15">RAID 1 <text:span text:style-name="T3">500GB</text:span></text:p>
            </text:list-item>
            <text:list-item>
              <text:p text:style-name="P11">5 discos duros de 500 GB para obtener máxima seguridad </text:p>
              <text:p text:style-name="P12">¿Cuántos GB de información podrás guardar?</text:p>
              <text:p text:style-name="P15">RAID 5 500/500/500/500/0= 2000GB / <text:span text:style-name="T4">RAID 6 (aunque pierdes mas espacio y velocidad)</text:span></text:p>
            </text:list-item>
            <text:list-item>
              <text:p text:style-name="P11">5 discos duros de 360 GB para obtener máxima velocidad de lectura/escritura.</text:p>
              <text:p text:style-name="P12">¿Cuántos GB de información podrás guardar?</text:p>
              <text:p text:style-name="P15">RAID <text:span text:style-name="T4">0 360x5= 1600</text:span></text:p>
            </text:list-item>
            <text:list-item>
              <text:p text:style-name="P11">Teniendo en cuenta que tenemos discos de 200 GB, ¿Cuánta información se puede guardar como mucho en los siguientes casos?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13"><text:s text:c="5"/>2 Discos en RAID 0: <text:span text:style-name="T2">400GB 200/200</text:span></text:p>
                </text:list-item>
                <text:list-item>
                  <text:p text:style-name="P13">2 Discos en RAID 1: <text:span text:style-name="T2">200GB 100/100</text:span></text:p>
                </text:list-item>
                <text:list-item>
                  <text:p text:style-name="P13">4 Discos en RAID 10: <text:span text:style-name="T2">400GB </text:span><text:span text:style-name="T4">200/0/200/0</text:span></text:p>
                </text:list-item>
                <text:list-item>
                  <text:p text:style-name="P13">6 Discos en RAID 5: <text:span text:style-name="T4">1000GB 200/200/200/200/0</text:span>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list xml:id="list83509556065907" text:continue-list="list4081303665" text:style-name="L2">
        <text:list-item>
          <text:p text:style-name="P10"><text:soft-page-break/>Disponemos de 4 discos de 500 GB en una configuración de RAID 0. ¿Cuántos discos necesitaríamos para mantener en el sistema la misma información neta para cada una de estas configuraciones RAID: RAID 1, RAID 3, RAID 5?</text:p>
        </text:list-item>
      </text:list>
      <text:p text:style-name="P2"><text:tab/><text:span text:style-name="T6">RAID 1: 8 discos</text:span></text:p>
      <text:p text:style-name="P2"><text:tab/><text:span text:style-name="T6">RAID 3: 5 discos</text:span></text:p>
      <text:p text:style-name="P2"><text:tab/><text:span text:style-name="T6">RAID 5: 5 discos</text:span></text:p>
      <text:list xml:id="list83510025045728" text:continue-numbering="true" text:style-name="L2">
        <text:list-item>
          <text:p text:style-name="P10">Tienes cuatro discos duros dinámicos de 5000 MB. Dibuja <text:span text:style-name="T1">y razona </text:span>los siguientes volúmenes</text:p>
        </text:list-item>
      </text:list>
      <text:list text:style-name="L5">
        <text:list-item>
          <text:list>
            <text:list-item>
              <text:p text:style-name="P14">Volumen Simple de 500 MB (M:) </text:p>
            </text:list-item>
            <text:list-item>
              <text:p text:style-name="P14">Volumen Simple de 600 MB (N:) </text:p>
            </text:list-item>
            <text:list-item>
              <text:p text:style-name="P14">Volumen Reflejado de 1200 MB de tamaño útil (O:) </text:p>
            </text:list-item>
            <text:list-item>
              <text:p text:style-name="P14">Volumen Seccionado de 600 MB de tamaño útil que utilice espacio de 3 discos duros distintos (P:) </text:p>
            </text:list-item>
            <text:list-item>
              <text:p text:style-name="P14">Agregar al Volumen Simple M: 200 MB del disco 4. ¿En qué tipo de Volumen se convierte en estos momentos M:? </text:p>
            </text:list-item>
            <text:list-item>
              <text:p text:style-name="P14">Agregar al Volumen Simple N: 400 MB del disco 2. ¿En qué tipo de Volumen se convierte en estos momentos N:?</text:p>
            </text:list-item>
            <text:list-item>
              <text:p text:style-name="P14">Agregar al Volumen Seccionado O: 400 MB do disco 3. ¿En qué tipo de Volumen se convierte en estos momentos O:? </text:p>
            </text:list-item>
            <text:list-item>
              <text:p text:style-name="P14">Volumen Raid 5 de 2400 MB de tamaño útil que ocupe parte de los 4 discos existentes (Q:) <text:s/></text:p>
            </text:list-item>
            <text:list-item>
              <text:p text:style-name="P14">Volumen Distribuido de 1000 MB de tamaño útil (R:)</text:p>
            </text:list-item>
          </text:list>
        </text:list-item>
      </text:list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1:</text:p>
      <text:p text:style-name="P8"><text:tab/> <text:s/>400 <text:s text:c="6"/>600 <text:s text:c="5"/>600</text:p>
      <text:p text:style-name="P8"><text:tab/>[ / N: / I // N: // I // O: // I <text:s text:c="76"/>]</text:p>
      <text:p text:style-name="P8">2:</text:p>
      <text:p text:style-name="P8"><text:tab/> <text:s text:c="2"/>600 <text:s text:c="6"/>200 <text:s text:c="3"/>400</text:p>
      <text:p text:style-name="P8"><text:tab/>[ // O: // I / P: / I / N: / I <text:s text:c="78"/>]</text:p>
      <text:p text:style-name="P8">3:</text:p>
      <text:p text:style-name="P8"><text:tab/> <text:s text:c="2"/>600 <text:s text:c="6"/>200</text:p>
      <text:p text:style-name="P8"><text:tab/>[ // O: // I / P: / I <text:s text:c="89"/>]</text:p>
      <text:p text:style-name="P8">4:</text:p>
      <text:p text:style-name="P8"><text:tab/> <text:s text:c="2"/>600 <text:s text:c="6"/>200 <text:s text:c="3"/>200</text:p>
      <text:p text:style-name="P8"><text:tab/>[ // O: // I / P: / I / N: / I <text:s text:c="79"/>]</text:p>
      <text:p text:style-name="P8">5:</text:p>
      <text:p text:style-name="P8"><text:tab/></text:p>
      <text:p text:style-name="P8"><text:tab/>[ / N: / I // N: // I // O: // I <text:s text:c="76"/>]</text:p>
      <text:p text:style-name="P8">6:</text:p>
      <text:p text:style-name="P8"><text:tab/></text:p>
      <text:p text:style-name="P8"><text:tab/>[ / N: / I // N: // I // O: // I <text:s text:c="76"/>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 1" text:anchor-type="char" svg:x="0.132cm" svg:y="-1.221cm" svg:width="9.273cm" svg:height="1.686cm" draw:z-index="2"><draw:image xlink:href="Pictures/1000000100000CF4000002598D8E800D2FE31087.png" xlink:type="simple" xlink:show="embed" xlink:actuate="onLoad" draw:mime-type="image/png"/></draw:frame><draw:frame draw:style-name="Mfr1" draw:name="Imagen2" text:anchor-type="char" svg:x="9.904cm" svg:y="-1.115cm" svg:width="4.106cm" svg:height="1.672cm" draw:z-index="5"><draw:image xlink:href="Pictures/100000000000009B0000003F1148D1D54297B478.png" xlink:type="simple" xlink:show="embed" xlink:actuate="onLoad" draw:mime-type="image/png"/></draw:frame><draw:frame draw:style-name="Mfr1" draw:name="Imagen3" text:anchor-type="char" svg:x="14.644cm" svg:y="-1.062cm" svg:width="2.561cm" svg:height="1.69cm" draw:z-index="8"><draw:image xlink:href="Pictures/10000000000000710000004A1C78CA986CD60DDB.png" xlink:type="simple" xlink:show="embed" xlink:actuate="onLoad" draw:mime-type="image/png"/></draw:frame></text:p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0-10-10T19:41:00</meta:creation-date>
    <meta:generator>LibreOffice/7.4.6.2$Windows_X86_64 LibreOffice_project/5b1f5509c2decdade7fda905e3e1429a67acd63d</meta:generator>
    <dc:title>Comandos Arquivos Windows</dc:title>
    <meta:initial-creator>casa</meta:initial-creator>
    <dc:date>2023-10-30T13:39:09.923000000</dc:date>
    <meta:editing-duration>PT6H37M36S</meta:editing-duration>
    <meta:editing-cycles>33</meta:editing-cycles>
    <meta:document-statistic meta:table-count="0" meta:image-count="3" meta:object-count="0" meta:page-count="3" meta:paragraph-count="53" meta:word-count="455" meta:character-count="2725" meta:non-whitespace-character-count="1788"/>
  </office:meta>
</office:document-meta>
</file>